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4pt" style:font-size-asian="14pt"/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4pt" style:font-size-asian="14pt"/>
    </style:style>
    <style:style style:name="P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4pt" officeooo:paragraph-rsid="000c87f2" fo:background-color="#ff6600" style:font-size-asian="14pt"/>
    </style:style>
    <style:style style:name="P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4pt" officeooo:paragraph-rsid="000eea90" fo:background-color="#ff6600" style:font-size-asian="14pt"/>
    </style:style>
    <style:style style:name="P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4pt" officeooo:paragraph-rsid="000fa4ef" fo:background-color="#ff6600" style:font-size-asian="14pt"/>
    </style:style>
    <style:style style:name="P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4pt" fo:background-color="#66ffff" style:font-size-asian="14pt"/>
    </style:style>
    <style:style style:name="P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4pt" fo:background-color="#ffff66" style:font-size-asian="14pt"/>
    </style:style>
    <style:style style:name="P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4pt" officeooo:paragraph-rsid="000c87f2" fo:background-color="#ffff66" style:font-size-asian="14pt"/>
    </style:style>
    <style:style style:name="T1" style:family="text">
      <style:text-properties fo:background-color="#00ccff" loext:char-shading-value="0"/>
    </style:style>
    <style:style style:name="T2" style:family="text">
      <style:text-properties fo:background-color="#ffffff"/>
    </style:style>
    <style:style style:name="T3" style:family="text">
      <style:text-properties fo:background-color="#66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('F1B012024','ES2122','C','NULL','2015'),</text:p>
      <text:p text:style-name="P4">('F1B012062','ES2118','B','NULL','2015'),</text:p>
      <text:p text:style-name="P5">('F1B013027','ES2118','B','NULL','2015'),</text:p>
      <text:p text:style-name="P1"/>
      <text:p text:style-name="P1">('F1B014006','ES2118','B','NULL','2015'),</text:p>
      <text:p text:style-name="P1">('F1B014008','ES2118','C+','NULL','2015'),</text:p>
      <text:p text:style-name="P1">('F1B014016','ES2118','E','NULL','2015'),</text:p>
      <text:p text:style-name="P1">('F1B014018','ES2118','B','NULL','2015'),</text:p>
      <text:p text:style-name="P1">('F1B014026','ES2118','B','NULL','2015'),</text:p>
      <text:p text:style-name="P1">('F1B014028','ES2118','D+','NULL','2015'),</text:p>
      <text:p text:style-name="P1">('F1B014034','ES2118','D+','NULL','2015'),</text:p>
      <text:p text:style-name="P1">('F1B014036','ES2118','B','NULL','2015'),</text:p>
      <text:p text:style-name="P1">('F1B014050','ES2118','B','NULL','2015'),</text:p>
      <text:p text:style-name="P1">('F1B014064','ES2118','B','NULL','2015'),</text:p>
      <text:p text:style-name="P1">('F1B014078','ES2118','B','NULL','2015'),</text:p>
      <text:p text:style-name="P1">('F1B014080','ES2118','E','NULL','2015'),</text:p>
      <text:p text:style-name="P1">('F1B014082','ES2118','B','NULL','2015'),</text:p>
      <text:p text:style-name="P1">('F1B014098','ES2118','C','NULL','2015'),</text:p>
      <text:p text:style-name="P1">('F1B014102','ES2118','B','NULL','2015'),</text:p>
      <text:p text:style-name="P1">('F1B014106','ES2118','B','NULL','2015'),</text:p>
      <text:p text:style-name="P1">('F1B212008','ES2118','D','NULL','2015'),</text:p>
      <text:p text:style-name="P1">('F1B212066','ES2118','D+','NULL','2015'),</text:p>
      <text:p text:style-name="P1">('F1B012004','ES2121','D+','NULL','2015'),</text:p>
      <text:p text:style-name="P1">('F1B012005','ES2121','B','NULL','2015'),</text:p>
      <text:p text:style-name="P1">('F1B012014','ES2121','B','NULL','2015'),</text:p>
      <text:p text:style-name="P1">('F1B012017','ES2121','C+','NULL','2015'),</text:p>
      <text:p text:style-name="P1">('F1B012030','ES2121','B','NULL','2015'),</text:p>
      <text:p text:style-name="P1">('F1B012037','ES2121','B','NULL','2015'),</text:p>
      <text:p text:style-name="P1">('F1B012067','ES2121','C','NULL','2015'),</text:p>
      <text:p text:style-name="P1">('F1B012069','ES2121','C','NULL','2015'),</text:p>
      <text:p text:style-name="P1">('F1B012077','ES2121','B','NULL','2015'),</text:p>
      <text:p text:style-name="P1">('F1B012087','ES2121','C+','NULL','2015'),</text:p>
      <text:p text:style-name="P1">('F1B013002','ES2121','C+','NULL','2015'),</text:p>
      <text:p text:style-name="P1">('F1B013007','ES2121','C+','NULL','2015'),</text:p>
      <text:p text:style-name="P1">('F1B013015','ES2121','B','NULL','2015'),</text:p>
      <text:p text:style-name="P1">('F1B013021','ES2121','B','NULL','2015'),</text:p>
      <text:p text:style-name="P1">('F1B013028','ES2121','C+','NULL','2015'),</text:p>
      <text:p text:style-name="P1">('F1B013029','ES2121','B','NULL','2015'),</text:p>
      <text:p text:style-name="P1">('F1B013032','ES2121','B','NULL','2015'),</text:p>
      <text:p text:style-name="P1">('F1B013036','ES2121','B','NULL','2015'),</text:p>
      <text:p text:style-name="P1">('F1B013037','ES2121','C+','NULL','2015'),</text:p>
      <text:p text:style-name="P1">('F1B013047','ES2121','C+','NULL','2015'),</text:p>
      <text:p text:style-name="P1">('F1B013054','ES2121','B','NULL','2015'),</text:p>
      <text:p text:style-name="P1">('F1B013057','ES2121','C+','NULL','2015'),</text:p>
      <text:p text:style-name="P1">('F1B013061','ES2121','B','NULL','2015'),</text:p>
      <text:p text:style-name="P1">('F1B013067','ES2121','B','NULL','2015'),</text:p>
      <text:p text:style-name="P1">('F1B013091','ES2121','K','NULL','2015'),</text:p>
      <text:p text:style-name="P1">('F1B014001','ES2121','B','NULL','2015'),</text:p>
      <text:p text:style-name="P1">('F1B014008','ES2121','B','NULL','2015'),</text:p>
      <text:p text:style-name="P1">('F1B014019','ES2121','B','NULL','2015'),</text:p>
      <text:p text:style-name="P1">('F1B014023','ES2121','B','NULL','2015'),</text:p>
      <text:p text:style-name="P1"><text:soft-page-break/>('F1B014042','ES2121','B','NULL','2015'),</text:p>
      <text:p text:style-name="P1">('F1B014053','ES2121','C+','NULL','2015'),</text:p>
      <text:p text:style-name="P1">('F1B014059','ES2121','B','NULL','2015'),</text:p>
      <text:p text:style-name="P1">('F1B014095','ES2121','B','NULL','2015'),</text:p>
      <text:p text:style-name="P1">('F1B211024','ES2121','B','NULL','2015'),</text:p>
      <text:p text:style-name="P1">('F1B212038','ES2121','B','NULL','2015'),</text:p>
      <text:p text:style-name="P1">('F1B212090','ES2121','D+','NULL','2015'),</text:p>
      <text:p text:style-name="P1">('F1B012037','ES2124','B','NULL','2015'),</text:p>
      <text:p text:style-name="P1">('F1B013002','ES2124','C','NULL','2015'),</text:p>
      <text:p text:style-name="P1">('F1B013032','ES2124','C','NULL','2015'),</text:p>
      <text:p text:style-name="P1">('F1B013048','ES2124','C','NULL','2015'),</text:p>
      <text:p text:style-name="P1">('F1B013049','ES2124','C','NULL','2015'),</text:p>
      <text:p text:style-name="P1">('F1B013054','ES2124','C','NULL','2015'),</text:p>
      <text:p text:style-name="P1">('F1B013064','ES2124','B','NULL','2015'),</text:p>
      <text:p text:style-name="P1">('F1B013068','ES2124','C+','NULL','2015'),</text:p>
      <text:p text:style-name="P1">('F1B013070','ES2124','C','NULL','2015'),</text:p>
      <text:p text:style-name="P1">('F1B013085','ES2124','E','NULL','2015'),</text:p>
      <text:p text:style-name="P1">('F1B013090','ES2124','C+','NULL','2015'),</text:p>
      <text:p text:style-name="P1">('F1B013093','ES2124','C','NULL','2015'),</text:p>
      <text:p text:style-name="P1">('F1B014001','ES2124','B','NULL','2015'),</text:p>
      <text:p text:style-name="P1">('F1B014005','ES2124','C+','NULL','2015'),</text:p>
      <text:p text:style-name="P1">('F1B014011','ES2124','C+','NULL','2015'),</text:p>
      <text:p text:style-name="P1">('F1B014021','ES2124','D','NULL','2015'),</text:p>
      <text:p text:style-name="P1">('F1B014025','ES2124','E','NULL','2015'),</text:p>
      <text:p text:style-name="P1">('F1B014030','ES2124','D+','NULL','2015'),</text:p>
      <text:p text:style-name="P1">('F1B014039','ES2124','C+','NULL','2015'),</text:p>
      <text:p text:style-name="P1">('F1B014042','ES2124','D+','NULL','2015'),</text:p>
      <text:p text:style-name="P1">('F1B014043','ES2124','B','NULL','2015'),</text:p>
      <text:p text:style-name="P1">('F1B014045','ES2124','C+','NULL','2015'),</text:p>
      <text:p text:style-name="P1">('F1B014047','ES2124','E','NULL','2015'),</text:p>
      <text:p text:style-name="P1">('F1B014052','ES2124','C+','NULL','2015'),</text:p>
      <text:p text:style-name="P1">('F1B014056','ES2124','B','NULL','2015'),</text:p>
      <text:p text:style-name="P1">('F1B014060','ES2124','D+','NULL','2015'),</text:p>
      <text:p text:style-name="P1">('F1B014062','ES2124','E','NULL','2015'),</text:p>
      <text:p text:style-name="P1">('F1B014066','ES2124','K','NULL','2015'),</text:p>
      <text:p text:style-name="P1">('F1B014072','ES2124','C','NULL','2015'),</text:p>
      <text:p text:style-name="P1">('F1B014073','ES2124','E','NULL','2015'),</text:p>
      <text:p text:style-name="P1">('F1B014074','ES2124','D','NULL','2015'),</text:p>
      <text:p text:style-name="P1">('F1B014076','ES2124','B','NULL','2015'),</text:p>
      <text:p text:style-name="P1">('F1B014082','ES2124','C','NULL','2015'),</text:p>
      <text:p text:style-name="P1">('F1B014088','ES2124','D+','NULL','2015'),</text:p>
      <text:p text:style-name="P1">('F1B014096','ES2124','D','NULL','2015'),</text:p>
      <text:p text:style-name="P1">('F1B014097','ES2124','E','NULL','2015'),</text:p>
      <text:p text:style-name="P1">('F1B014098','ES2124','C+','NULL','2015'),</text:p>
      <text:p text:style-name="P1">('F1B014102','ES2124','D+','NULL','2015'),</text:p>
      <text:p text:style-name="P1">('F1B012009','ES2229','C+','NULL','2015'),</text:p>
      <text:p text:style-name="P1">('F1B012014','ES2229','B','NULL','2015'),</text:p>
      <text:p text:style-name="P1">('F1B012020','ES2229','B','NULL','2015'),</text:p>
      <text:p text:style-name="P1">('F1B012050','ES2229','D+','NULL','2015'),</text:p>
      <text:p text:style-name="P1">('F1B012055','ES2229','B','NULL','2015'),</text:p>
      <text:p text:style-name="P1">('F1B013001','ES2229','C','NULL','2015'),</text:p>
      <text:p text:style-name="P1">('F1B013030','ES2229','B','NULL','2015'),</text:p>
      <text:p text:style-name="P1"><text:soft-page-break/>('F1B013036','ES2229','B','NULL','2015'),</text:p>
      <text:p text:style-name="P1">('F1B013038','ES2229','C+','NULL','2015'),</text:p>
      <text:p text:style-name="P1">('F1B013042','ES2229','C+','NULL','2015'),</text:p>
      <text:p text:style-name="P1">('F1B013052','ES2229','C+','NULL','2015'),</text:p>
      <text:p text:style-name="P1">('F1B013076','ES2229','B','NULL','2015'),</text:p>
      <text:p text:style-name="P1">('F1B013080','ES2229','D','NULL','2015'),</text:p>
      <text:p text:style-name="P1">('F1B013084','ES2229','C+','NULL','2015'),</text:p>
      <text:p text:style-name="P1">('F1B013096','ES2229','C+','NULL','2015'),</text:p>
      <text:p text:style-name="P1">('F1B014009','ES2229','D+','NULL','2015'),</text:p>
      <text:p text:style-name="P1">('F1B014050','ES2229','B','NULL','2015'),</text:p>
      <text:p text:style-name="P1">('F1B014053','ES2229','B','NULL','2015'),</text:p>
      <text:p text:style-name="P1">('F1B014057','ES2229','C+','NULL','2015'),</text:p>
      <text:p text:style-name="P1">('F1B014065','ES2229','C','NULL','2015'),</text:p>
      <text:p text:style-name="P1">('F1B014078','ES2229','C','NULL','2015'),</text:p>
      <text:p text:style-name="P1">('F1B212038','ES2229','B','NULL','2015'),</text:p>
      <text:p text:style-name="P1">('F1B212084','ES2229','C+','NULL','2015'),</text:p>
      <text:p text:style-name="P1">('F1B212090','ES2229','D','NULL','2015')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07:06:50.183624150</meta:creation-date>
    <dc:date>2018-12-27T13:37:01.619329035</dc:date>
    <meta:editing-duration>PT3H10M38S</meta:editing-duration>
    <meta:editing-cycles>4</meta:editing-cycles>
    <meta:generator>LibreOffice/6.1.3.2$MacOSX_X86_64 LibreOffice_project/86daf60bf00efa86ad547e59e09d6bb77c699acb</meta:generator>
    <meta:document-statistic meta:table-count="0" meta:image-count="0" meta:object-count="0" meta:page-count="3" meta:paragraph-count="119" meta:word-count="119" meta:character-count="4917" meta:non-whitespace-character-count="4917"/>
  </office:meta>
</office:document-meta>
</file>